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, Courier, monospac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9.084cm" table:align="left" style:writing-mode="lr-tb"/>
    </style:style>
    <style:style style:name="Tabela1.A" style:family="table-column">
      <style:table-column-properties style:column-width="9.084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/>
      <style:text-properties style:font-name="Courier New" fo:font-size="9pt" officeooo:paragraph-rsid="000722a7" style:font-size-asian="9pt" style:font-name-complex="Courier New2" style:font-size-complex="9pt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0722a7" style:language-asian="pt" style:country-asian="BR"/>
    </style:style>
    <style:style style:name="P3" style:family="paragraph" style:parent-style-name="Standard">
      <style:text-properties officeooo:paragraph-rsid="000722a7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0722a7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4b4b4b" loext:opacity="100%" style:font-name="Courier New1" fo:font-size="9pt" fo:font-style="normal" fo:font-weight="normal" officeooo:paragraph-rsid="000722a7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4b4b4b" loext:opacity="100%" officeooo:paragraph-rsid="000722a7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4b4b4b" loext:opacity="100%" officeooo:paragraph-rsid="000722a7"/>
    </style:style>
    <style:style style:name="P8" style:family="paragraph" style:parent-style-name="Text_20_body">
      <style:text-properties officeooo:paragraph-rsid="000722a7"/>
    </style:style>
    <style:style style:name="T1" style:family="text">
      <style:text-properties style:language-asian="pt" style:country-asian="BR"/>
    </style:style>
    <style:style style:name="T2" style:family="text">
      <style:text-properties officeooo:rsid="001cd117" style:language-asian="pt" style:country-asian="BR"/>
    </style:style>
    <style:style style:name="T3" style:family="text">
      <style:text-properties fo:font-size="5pt" style:font-size-asian="5pt"/>
    </style:style>
    <style:style style:name="T4" style:family="text">
      <style:text-properties officeooo:rsid="001cd117"/>
    </style:style>
    <style:style style:name="T5" style:family="text">
      <style:text-properties style:font-name="Courier New" fo:font-size="9pt" style:font-size-asian="9pt" style:font-name-complex="Courier New2" style:font-size-complex="9pt"/>
    </style:style>
    <style:style style:name="T6" style:family="text">
      <style:text-properties style:font-name="Courier New" fo:font-size="9pt" officeooo:rsid="001cd117" style:font-size-asian="9pt" style:font-name-complex="Courier New2" style:font-size-complex="9pt"/>
    </style:style>
    <style:style style:name="T7" style:family="text">
      <style:text-properties style:font-name="Courier New1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://sal.receita.fazenda.gov.br/PortalSalInternet/faces/pages/calcContribuicoesCI/filiadosApos/selecionarOpcoesCalculoApos.xhtml" text:style-name="Internet_20_link" text:visited-style-name="Visited_20_Internet_20_Link"><text:span text:style-name="Internet_20_link"><text:span text:style-name="T3">http://sal.receita.fazenda.gov.br/PortalSalInternet/faces/pages/calcContribuicoesCI/filiadosApos/selecionarOpcoesCalculoApos.xhtml</text:span></text:span></text:a><text:span text:style-name="T3"> </text:span></text:p>
      <text:p text:style-name="P3"><text:span text:style-name="T1">Mês Competência: <text:s/>0</text:span><text:span text:style-name="T2">2</text:span><text:span text:style-name="T1">/202</text:span><text:span text:style-name="T2">3</text:span></text:p>
      <text:p text:style-name="P3"><text:span text:style-name="T1">Valor salário mínimo: <text:s/></text:span><text:span text:style-name="hgkelc">1.</text:span><text:span text:style-name="hgkelc"><text:span text:style-name="T4">302</text:span></text:span><text:span text:style-name="T1">,00</text:span></text:p>
      <text:p text:style-name="P3"><text:span text:style-name="T1">Código pagamento 1163 – <text:s/>Contribuinte Individual - opção 11%</text:span></text:p>
      <text:p text:style-name="P4"><text:span text:style-name="T5">Mês de referência: </text:span><text:span text:style-name="T6">Fevereiro</text:span><text:span text:style-name="T5">/202</text:span><text:span text:style-name="T6">3</text:span></text:p>
      <text:p text:style-name="P1"/>
      <text:p text:style-name="P4"><text:span text:style-name="T5">Valor: 1</text:span><text:span text:style-name="T6">43,22</text:span></text:p>
      <text:p text:style-name="P4"><text:span text:style-name="T5">Tati</text:span></text:p>
      <text:p text:style-name="P4"><text:span text:style-name="T5">PIS: 13068307677</text:span></text:p>
      <text:p text:style-name="P2"/>
      <text:p text:style-name="P2"/>
      <table:table table:name="Tabela1" table:style-name="Tabela1">
        <table:table-column table:style-name="Tabela1.A"/>
        <table:table-row table:style-name="TableLine2353750105104">
          <table:table-cell table:style-name="Tabela1.A1" office:value-type="string">
            <text:p text:style-name="P5">SISBB  -  SISTEMA DE INFORMACOES BANCO DO BRASIL</text:p>
          </table:table-cell>
        </table:table-row>
        <table:table-row table:style-name="TableLine2353750105104">
          <table:table-cell table:style-name="Tabela1.A1" office:value-type="string">
            <text:p text:style-name="P5">01/03/2023 -     AUTOATENDIMENTO      - 14.09.18</text:p>
          </table:table-cell>
        </table:table-row>
        <table:table-row table:style-name="TableLine2353750105104">
          <table:table-cell table:style-name="Tabela1.A1" office:value-type="string">
            <text:p text:style-name="P5">1273401273                                  0005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<text:span text:style-name="T7">COMPROVANTE DE AGENDAMENTO             </text:span>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6"> <text:span text:style-name="T7">MINISTERIO DA PREVIDENCIA E ASSISTENCIA SOCIAL </text:span></text:p>
          </table:table-cell>
        </table:table-row>
        <table:table-row table:style-name="TableLine2353750105104">
          <table:table-cell table:style-name="Tabela1.A1" office:value-type="string">
            <text:p text:style-name="P6">     <text:span text:style-name="T7">INSTITUTO NACIONAL DO SEGURO SOCIAL        </text:span></text:p>
          </table:table-cell>
        </table:table-row>
        <table:table-row table:style-name="TableLine2353750105104">
          <table:table-cell table:style-name="Tabela1.A1" office:value-type="string">
            <text:p text:style-name="P6">      <text:span text:style-name="T7">GUIA DA PREVIDENCIA SOCIAL - GPS          </text:span>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CLIENTE: SANDRO TAVARES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AGENCIA: 1273-4 CONTA:         5.742-8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================================================</text:p>
          </table:table-cell>
        </table:table-row>
        <table:table-row table:style-name="TableLine2353750105104">
          <table:table-cell table:style-name="Tabela1.A1" office:value-type="string">
            <text:p text:style-name="P5">CODIGO DO PAGAMENTO                         1163</text:p>
          </table:table-cell>
        </table:table-row>
        <table:table-row table:style-name="TableLine2353750105104">
          <table:table-cell table:style-name="Tabela1.A1" office:value-type="string">
            <text:p text:style-name="P5">COMPETENCIA                              02/2023</text:p>
          </table:table-cell>
        </table:table-row>
        <table:table-row table:style-name="TableLine2353750105104">
          <table:table-cell table:style-name="Tabela1.A1" office:value-type="string">
            <text:p text:style-name="P5">IDENTICADOR                          13068307677</text:p>
          </table:table-cell>
        </table:table-row>
        <table:table-row table:style-name="TableLine2353750105104">
          <table:table-cell table:style-name="Tabela1.A1" office:value-type="string">
            <text:p text:style-name="P5">DATA DO PAGAMENTO                     14/03/2023</text:p>
          </table:table-cell>
        </table:table-row>
        <table:table-row table:style-name="TableLine2353750105104">
          <table:table-cell table:style-name="Tabela1.A1" office:value-type="string">
            <text:p text:style-name="P5">VALOR DO INSS                             142,33</text:p>
          </table:table-cell>
        </table:table-row>
        <table:table-row table:style-name="TableLine2353750105104">
          <table:table-cell table:style-name="Tabela1.A1" office:value-type="string">
            <text:p text:style-name="P5">VALOR OUTRAS ENTIDADES                      0,00</text:p>
          </table:table-cell>
        </table:table-row>
        <table:table-row table:style-name="TableLine2353750105104">
          <table:table-cell table:style-name="Tabela1.A1" office:value-type="string">
            <text:p text:style-name="P5">VALOR ATM/JUROS/MULTA                       0,00</text:p>
          </table:table-cell>
        </table:table-row>
        <table:table-row table:style-name="TableLine2353750105104">
          <table:table-cell table:style-name="Tabela1.A1" office:value-type="string">
            <text:p text:style-name="P5">VALOR TOTAL                               142,33</text:p>
          </table:table-cell>
        </table:table-row>
        <table:table-row table:style-name="TableLine2353750105104">
          <table:table-cell table:style-name="Tabela1.A1" office:value-type="string">
            <text:p text:style-name="P5">================================================</text:p>
          </table:table-cell>
        </table:table-row>
        <table:table-row table:style-name="TableLine2353750105104">
          <table:table-cell table:style-name="Tabela1.A1" office:value-type="string">
            <text:p text:style-name="P5">DOCUMENTO: 031401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Pagamento Agendado.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A  quitaçao  efetiva desse  debito dependera  da</text:p>
          </table:table-cell>
        </table:table-row>
        <table:table-row table:style-name="TableLine2353750105104">
          <table:table-cell table:style-name="Tabela1.A1" office:value-type="string">
            <text:p text:style-name="P5">existencia de  saldo  na  sua  Conta Corrente as</text:p>
          </table:table-cell>
        </table:table-row>
        <table:table-row table:style-name="TableLine2353750105104">
          <table:table-cell table:style-name="Tabela1.A1" office:value-type="string">
            <text:p text:style-name="P5">23:45h da data escolhida para pagamento.        </text:p>
          </table:table-cell>
        </table:table-row>
        <table:table-row table:style-name="TableLine2353750105104">
          <table:table-cell table:style-name="Tabela1.A1" office:value-type="string">
            <text:p text:style-name="P5">O comprovante  definitivo somente  sera  emitido</text:p>
          </table:table-cell>
        </table:table-row>
        <table:table-row table:style-name="TableLine2353750105104">
          <table:table-cell table:style-name="Tabela1.A1" office:value-type="string">
            <text:p text:style-name="P5">apos a quitaçao.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================================================</text:p>
          </table:table-cell>
        </table:table-row>
        <table:table-row table:style-name="TableLine2353750105104">
          <table:table-cell table:style-name="Tabela1.A1" office:value-type="string">
            <text:p text:style-name="P5">CENTRAL DE ATENDIMENTO BB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4004 0001 CAPITAIS E REGIOES METROPOLITANAS     </text:p>
          </table:table-cell>
        </table:table-row>
        <table:table-row table:style-name="TableLine2353750105104">
          <table:table-cell table:style-name="Tabela1.A1" office:value-type="string">
            <text:p text:style-name="P5">0800 729 0001 DEMAIS LOCALIDADES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CONSULTAS, INFORMACOES E SERVICOS TRANSACIONAIS.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SAC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0800 729 0722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INFORMACOES, RECLAMACOES E CANCELAMENTO DE      </text:p>
          </table:table-cell>
        </table:table-row>
        <text:soft-page-break/>
        <table:table-row table:style-name="TableLine2353750105104">
          <table:table-cell table:style-name="Tabela1.A1" office:value-type="string">
            <text:p text:style-name="P5">PRODUTOS E SERVICOS.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OUVIDORIA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0800 729 5678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RECLAMACOES NAO SOLUCIONADAS NOS CANAIS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HABITUAIS: AGENCIA, SAC E DEMAIS CANAIS DE      </text:p>
          </table:table-cell>
        </table:table-row>
        <table:table-row table:style-name="TableLine2353750105104">
          <table:table-cell table:style-name="Tabela1.A1" office:value-type="string">
            <text:p text:style-name="P5">ATENDIMENTO.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ATENDIMENTO A DEFICIENTES AUDITIVOS OU DE FALA  </text:p>
          </table:table-cell>
        </table:table-row>
        <table:table-row table:style-name="TableLine2353750105104">
          <table:table-cell table:style-name="Tabela1.A1" office:value-type="string">
            <text:p text:style-name="P5">0800 729 0088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INFORMACOES, RECLAMACOES, CANCELAMENTO DE       </text:p>
          </table:table-cell>
        </table:table-row>
        <table:table-row table:style-name="TableLine2353750105104">
          <table:table-cell table:style-name="Tabela1.A1" office:value-type="string">
            <text:p text:style-name="P5">CARTAO, OUTROS PRODUTOS E SERVICOS DE OUVIDORIA.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5">------------------------------------------------</text:p>
          </table:table-cell>
        </table:table-row>
        <table:table-row table:style-name="TableLine2353750105104">
          <table:table-cell table:style-name="Tabela1.A1" office:value-type="string">
            <text:p text:style-name="P6">                                                </text:p>
          </table:table-cell>
        </table:table-row>
        <table:table-row table:style-name="TableLine2353750105104">
          <table:table-cell table:style-name="Tabela1.A1" office:value-type="string">
            <text:p text:style-name="P7">                                                </text:p>
          </table:table-cell>
        </table:table-row>
      </table:table>
      <text:p text:style-name="P8"><text:line-break/></text:p>
      <text:p text:style-name="P4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1" svg:font-family="'Courier New', Courier, monospac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gkelc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1T14:09:38.040000000</meta:creation-date>
    <dc:date>2023-03-01T14:10:17.245000000</dc:date>
    <meta:editing-duration>PT39S</meta:editing-duration>
    <meta:editing-cycles>1</meta:editing-cycles>
    <meta:document-statistic meta:table-count="1" meta:image-count="0" meta:object-count="0" meta:page-count="2" meta:paragraph-count="64" meta:word-count="201" meta:character-count="2954" meta:non-whitespace-character-count="1543"/>
    <meta:generator>LibreOffice/7.2.4.1$Windows_X86_64 LibreOffice_project/27d75539669ac387bb498e35313b970b7fe9c4f9</meta:generator>
  </office:meta>
</office:document-meta>
</file>